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rect draw:style-name="gr1" draw:text-style-name="P1" draw:layer="layout" svg:width="16.3cm" svg:height="1.5cm" svg:x="5.7cm" svg:y="3.6cm">
          <text:p text:style-name="P1">виртуальный адрес</text:p>
        </draw:rect>
        <draw:line draw:style-name="gr2" draw:text-style-name="P1" draw:layer="layout" svg:x1="7.5cm" svg:y1="5.088cm" svg:x2="7.5cm" svg:y2="8.5cm">
          <text:p/>
        </draw:line>
        <draw:frame draw:style-name="gr3" draw:layer="layout" svg:width="11.572cm" svg:height="0.963cm" svg:x="7.424cm" svg:y="5.425cm">
          <draw:text-box>
            <text:p>виртуальный адрес неотображаемый</text:p>
          </draw:text-box>
        </draw:frame>
        <draw:rect draw:style-name="gr1" draw:text-style-name="P1" draw:layer="layout" svg:width="11.5cm" svg:height="1.5cm" svg:x="6.7cm" svg:y="8.5cm">
          <text:p text:style-name="P1">физический адрес</text:p>
        </draw:rect>
        <draw:frame draw:style-name="gr3" draw:layer="layout" svg:width="8.545cm" svg:height="0.963cm" svg:x="7.424cm" svg:y="6.826cm">
          <draw:text-box>
            <text:p>некэширующее обращение</text:p>
          </draw:text-box>
        </draw:frame>
        <draw:frame draw:style-name="gr3" draw:text-style-name="P2" draw:layer="layout" svg:width="6.645cm" svg:height="1.665cm" svg:x="8.555cm" svg:y="12.035cm">
          <draw:text-box>
            <text:p><text:span text:style-name="T1">операция с данными</text:span></text:p>
            <text:p><text:span text:style-name="T1">(load, store)</text:span></text:p>
          </draw:text-box>
        </draw:frame>
        <draw:line draw:style-name="gr2" draw:text-style-name="P1" draw:layer="layout" svg:x1="11cm" svg:y1="10cm" svg:x2="11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8-18T12:42:57.12</meta:creation-date>
    <dc:date>2009-08-18T14:06:29.85</dc:date>
    <dc:creator>Евгений Корныхин</dc:creator>
    <meta:editing-duration>PT00H16M35S</meta:editing-duration>
    <meta:editing-cycles>3</meta:editing-cycles>
    <meta:generator>OpenOffice.org/3.1$Win32 OpenOffice.org_project/310m11$Build-9399</meta:generator>
    <meta:document-statistic meta:object-count="7"/>
  </office:meta>
</office:document-meta>
</file>